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Luxi Sans" svg:font-family="'Luxi Sans'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uxi Sans" fo:font-size="32pt"/>
    </style:style>
    <style:style style:name="P2" style:family="paragraph" style:parent-style-name="Standard">
      <style:paragraph-properties fo:text-align="start" style:justify-single-word="false"/>
      <style:text-properties style:font-name="Luxi Sans" fo:font-size="14pt"/>
    </style:style>
    <style:style style:name="P3" style:family="paragraph" style:parent-style-name="Standard">
      <style:paragraph-properties fo:text-align="start" style:justify-single-word="false"/>
      <style:text-properties style:font-name="Luxi Sans" fo:font-size="14pt" style:text-underline-style="solid" style:text-underline-width="auto" style:text-underline-color="font-color"/>
    </style:style>
    <style:style style:name="P4" style:family="paragraph" style:parent-style-name="Standard">
      <style:paragraph-properties fo:text-align="start" style:justify-single-word="false"/>
      <style:text-properties style:font-name="Luxi Sans" fo:font-size="14pt" style:text-underline-style="solid" style:text-underline-width="auto" style:text-underline-color="font-color" fo:font-weight="bold"/>
    </style:style>
    <style:style style:name="P5" style:family="paragraph" style:parent-style-name="Standard">
      <style:paragraph-properties fo:text-align="start" style:justify-single-word="false"/>
      <style:text-properties style:font-name="Luxi Sans" fo:font-size="14pt" style:text-underline-style="none"/>
    </style:style>
    <style:style style:name="P6" style:family="paragraph" style:parent-style-name="Standard">
      <style:paragraph-properties fo:text-align="start" style:justify-single-word="false"/>
      <style:text-properties style:font-name="Luxi Sans" fo:font-size="14pt" style:text-underline-style="none" fo:font-weight="bold"/>
    </style:style>
    <style:style style:name="P7" style:family="paragraph" style:parent-style-name="Standard">
      <style:paragraph-properties fo:text-align="start" style:justify-single-word="false"/>
      <style:text-properties style:font-name="Luxi Sans" fo:font-size="14pt" style:text-underline-style="none" fo:font-weight="normal"/>
    </style:style>
    <style:style style:name="P8" style:family="paragraph" style:parent-style-name="Standard">
      <style:paragraph-properties fo:text-align="start" style:justify-single-word="false"/>
    </style:style>
    <style:style style:name="P9" style:family="paragraph" style:parent-style-name="Standard">
      <style:paragraph-properties fo:text-align="start" style:justify-single-word="false"/>
      <style:text-properties style:font-name="Luxi Sans" fo:font-size="14pt"/>
    </style:style>
    <style:style style:name="P10" style:family="paragraph" style:parent-style-name="Standard">
      <style:paragraph-properties fo:text-align="start" style:justify-single-word="false"/>
      <style:text-properties style:font-name="Luxi Sans" fo:font-size="14pt" style:text-underline-style="none"/>
    </style:style>
    <style:style style:name="P11" style:family="paragraph" style:parent-style-name="Standard">
      <style:paragraph-properties fo:text-align="start" style:justify-single-word="false"/>
      <style:text-properties style:font-name="Luxi Sans" fo:font-size="14pt" style:text-underline-style="none" fo:font-weight="normal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uxi Sans" fo:font-size="14pt" fo:font-style="italic" style:text-underline-style="none" style:font-style-asian="italic" style:font-style-complex="italic"/>
    </style:style>
    <style:style style:name="P13" style:family="paragraph" style:parent-style-name="Standard">
      <style:paragraph-properties fo:text-align="start" style:justify-single-word="false"/>
      <style:text-properties style:font-name="Luxi Sans" fo:font-size="14pt" fo:font-style="normal" style:text-underline-style="none" style:font-style-asian="normal" style:font-style-complex="normal"/>
    </style:style>
    <style:style style:name="P14" style:family="paragraph" style:parent-style-name="Standard">
      <style:paragraph-properties fo:text-align="start" style:justify-single-word="false"/>
      <style:text-properties style:font-name="Luxi Sans" fo:font-size="14pt" style:text-underline-style="solid" style:text-underline-width="auto" style:text-underline-color="font-color" fo:font-weight="bold"/>
    </style:style>
    <style:style style:name="P15" style:family="paragraph" style:parent-style-name="Standard">
      <style:paragraph-properties fo:text-align="start" style:justify-single-word="false"/>
      <style:text-properties style:font-name="Luxi Sans" fo:font-size="14pt" fo:font-weight="bold" style:font-weight-asian="bold" style:font-weight-complex="bold"/>
    </style:style>
    <style:style style:name="P16" style:family="paragraph" style:parent-style-name="Heading_20_2">
      <style:text-properties style:text-underline-style="solid" style:text-underline-width="auto" style:text-underline-color="font-color"/>
    </style:style>
    <style:style style:name="T1" style:family="text">
      <style:text-properties style:font-name="Luxi Sans" fo:font-size="14pt" style:text-underline-style="none"/>
    </style:style>
    <style:style style:name="T2" style:family="text">
      <style:text-properties style:font-name="Luxi Sans" fo:font-size="14pt" style:text-underline-style="none" fo:font-weight="bold"/>
    </style:style>
    <style:style style:name="T3" style:family="text">
      <style:text-properties fo:font-weight="bold"/>
    </style:style>
    <style:style style:name="T4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VES-Perl Language Guide</text:p>
      <text:p text:style-name="P2"/>
      <text:p text:style-name="P2"/>
      <text:p text:style-name="P2">Author: <text:a xlink:type="simple" xlink:href="mailto:salsaman@gmail.com">salsaman@gmail.com</text:a></text:p>
      <text:p text:style-name="P2"/>
      <text:p text:style-name="P2">Version 1.2</text:p>
      <text:p text:style-name="P2">Date: 28/02/2013</text:p>
      <text:p text:style-name="P2"/>
      <text:p text:style-name="P15">Changelog</text:p>
      <text:p text:style-name="P2">Version 0.3 – added details of returning errors, fixed some typos.</text:p>
      <text:p text:style-name="P2">Version 0.4 – RFX string support added.</text:p>
      <text:p text:style-name="P2">Version 0.5 – bring up to date</text:p>
      <text:p text:style-name="P2">Version 0.6 – add note about frame range</text:p>
      <text:p text:style-name="P2">Version 1.0 – finalise version for LiVES 1.0 release</text:p>
      <text:p text:style-name="P2">Version 1.1 – add $img_ext</text:p>
      <text:p text:style-name="P2">Version 1.2 – add $img_prefix, clarify and correct some points</text:p>
      <text:p text:style-name="P2"/>
      <text:p text:style-name="P2"/>
      <text:p text:style-name="P2">This document is a guide to LiVES-Perl, which is a scripting language used in the implementation of RFX plugins in LiVES.</text:p>
      <text:p text:style-name="P2"/>
      <text:p text:style-name="P2">See also: RFX.spec, RFX Builder Window Manual.</text:p>
      <text:p text:style-name="P2"/>
      <text:p text:style-name="P2"/>
      <text:p text:style-name="P2">LiVES-Perl is slightly different depending on whether it is being used for a code section (Pre/Loop/Post code) or for a trigger.</text:p>
      <text:p text:style-name="P2"/>
      <text:p text:style-name="P2">The information here is intended just as a rough guide – please look at the code of the LiVES RFX scripts for some concrete examples.</text:p>
      <text:p text:style-name="P2"/>
      <text:p text:style-name="P2">http://svn.code.sf.net/p/lives/code/trunk/lives-plugins/plugins/effects/RFXscripts/</text:p>
      <text:p text:style-name="P2"/>
      <text:h text:style-name="P16" text:outline-level="2">Pre/Loop/Post code</text:h>
      <text:p text:style-name="P3"/>
      <text:p text:style-name="P5">LiVES-Perl is essentially Perl, but with some extra variables and subroutines.</text:p>
      <text:p text:style-name="P5">The extra variables are:</text:p>
      <text:p text:style-name="P5"/>
      <text:p text:style-name="P5"><text:soft-page-break/>$p0 : the value of the first parameter for num, bool, or string type parameters</text:p>
      <text:p text:style-name="P5">$p0_red : the red value of the first parameter for colRGB24 type parameters</text:p>
      <text:p text:style-name="P5">$p0_green: green value</text:p>
      <text:p text:style-name="P5">$p0_blue: blue value</text:p>
      <text:p text:style-name="P5"/>
      <text:p text:style-name="P5">etc.</text:p>
      <text:p text:style-name="P5"/>
      <text:p text:style-name="P5">$start : the first frame to be processed (always &gt;=1)</text:p>
      <text:p text:style-name="P5">$end : the last frame to be processed</text:p>
      <text:p text:style-name="P5">$width : the width of frames in input channel 1</text:p>
      <text:p text:style-name="P5">$height : the height of frames in input channel 1</text:p>
      <text:p text:style-name="P5">$img_ext : the image extension for input frames (e.g. “.jpg”)</text:p>
      <text:p text:style-name="P5">$out_ext : the extension to be used for output frames (e.g. “.mgk”)</text:p>
      <text:p text:style-name="P5"/>
      <text:p text:style-name="P5">In the <text:span text:style-name="T4">loop</text:span> code:</text:p>
      <text:p text:style-name="P5">$in : the input image to be processed</text:p>
      <text:p text:style-name="P5">$out : the output image to be generated</text:p>
      <text:p text:style-name="P5">$frame : the current frame number of the input frame ($start&lt;=$frame&lt;=$end)</text:p>
      <text:p text:style-name="P5"/>
      <text:p text:style-name="P5">For transitions:</text:p>
      <text:p text:style-name="P5">$in2 : the second input image to be processed</text:p>
      <text:p text:style-name="P5">$width2 : the width of frames in input channel 2</text:p>
      <text:p text:style-name="P5">$height2 : the height of frames in input channel 2</text:p>
      <text:p text:style-name="P5">$img_ext2 : image extension for input channel 2 (e.g. “.png”). If not defined, then $img_ext should be used instead.</text:p>
      <text:p text:style-name="P5"/>
      <text:p text:style-name="P5">For mixers:</text:p>
      <text:p text:style-name="P5"/>
      <text:p text:style-name="P5">$inn : the nth input image to be processed (or “” for unused)</text:p>
      <text:p text:style-name="P5">$widthn : the width of frames in input channel n (or 0 for unused)</text:p>
      <text:p text:style-name="P5">$heightn : the height of frames in input channel n (or 0 for unused)</text:p>
      <text:p text:style-name="P5">$img_extn : image extension for input channel 2 (e.g. “.png”), or empty string for unused. If not defined, then $img_ext should be used instead.</text:p>
      <text:p text:style-name="P5"/>
      <text:p text:style-name="P5"><text:span text:style-name="T4">Note</text:span>: in general, only frames numbered $i where $start &lt;= $i &lt;= $frame are available for use. Should a frame outside this range be required, the caller should check whether it exists before attempting <text:soft-page-break/>to use it.</text:p>
      <text:p text:style-name="P5"/>
      <text:p text:style-name="P5"><text:s text:c="2"/></text:p>
      <text:h text:style-name="P16" text:outline-level="2">ImageMagick Commands</text:h>
      <text:p text:style-name="P5"/>
      <text:p text:style-name="P5">These variables represent more convenient versions of ImageMagick commands:</text:p>
      <text:p text:style-name="P5"/>
      <text:p text:style-name="P5">$convert_command : <text:span text:style-name="T3">this should be used instead of “convert”</text:span> .</text:p>
      <text:p text:style-name="P5"/>
      <text:p text:style-name="P5">$composite_command : <text:span text:style-name="T3">this should be used instead of “composite”</text:span>.</text:p>
      <text:p text:style-name="P5"/>
      <text:p text:style-name="P5"/>
      <text:p text:style-name="P5">Note: when referring to the images: $in, $in2, or $out <text:span text:style-name="T4">in a $convert_command or $composite_command line</text:span>, you should prefix the image name as follows:</text:p>
      <text:p text:style-name="P5"/>
      <text:p text:style-name="P5">“$in” becomes “$img_prefix$in”</text:p>
      <text:p text:style-name="P5">“$in2” becomes “$img_prefix2$in2”</text:p>
      <text:p text:style-name="P5">“$out” becomes “$out_prefix$out”</text:p>
      <text:p text:style-name="P5">“foo$img_ext” becomes “$img_prefix”.”foo$img_ext”</text:p>
      <text:p text:style-name="P5"/>
      <text:p text:style-name="P5">The reason for this is to ensure that the colourspace remains the same (for example, to preserve the alpha channel for png).</text:p>
      <text:p text:style-name="P5"/>
      <text:p text:style-name="P5">For example:</text:p>
      <text:p text:style-name="P5"/>
      <text:p text:style-name="P12">system("$convert_command $img_prefix$in -negate $out_prefix$out");</text:p>
      <text:p text:style-name="P12"/>
      <text:p text:style-name="P13">and:</text:p>
      <text:p text:style-name="P5"/>
      <text:p text:style-name="P12">system("$convert_command -size $width!x$height! xc:$cstring $img_prefix"."blank$img_ext");</text:p>
      <text:p text:style-name="P5"/>
      <text:p text:style-name="P5"/>
      <text:p text:style-name="P5">When used outside of $convert_command or $composite_command, just use the normal image name, eg.</text:p>
      <text:p text:style-name="P5"/>
      <text:p text:style-name="P12"><text:soft-page-break/>`cp $in $out`;</text:p>
      <text:p text:style-name="P5"/>
      <text:p text:style-name="P5"/>
      <text:h text:style-name="P16" text:outline-level="2">Subroutines</text:h>
      <text:p text:style-name="P5"/>
      <text:p text:style-name="P5"/>
      <text:p text:style-name="P5">There are also some subroutines you can use:</text:p>
      <text:p text:style-name="P5"/>
      <text:p text:style-name="P5"><text:span text:style-name="T3">&amp;mkname($i)</text:span> : returns the image name for the nth frame. You may need to </text:p>
      <text:p text:style-name="P5">concatenate this with $img_ext or $out_ext. Result can be used as $name in other subroutines.</text:p>
      <text:p text:style-name="P6"/>
      <text:p text:style-name="P6"/>
      <text:p text:style-name="P5"><text:span text:style-name="T3">&amp;trim_frame ($name,$width,$height,$x,$y,$nwidth,$height)</text:span> : trims frame $name$input_ext to $nwidthx$nehight, offset +$x, +$y. $input_ext and $antialias can be set; the default for $input_ext is $img_ext. Output file name is $name$resize_ext.</text:p>
      <text:p text:style-name="P5"/>
      <text:p text:style-name="P5">Requires convert.</text:p>
      <text:p text:style-name="P5"/>
      <text:p text:style-name="P5"/>
      <text:p text:style-name="P5"><text:span text:style-name="T3">&amp;resize_frame ($name,$width,$height)</text:span> : resizes frame $name$input_ext to $nwidthx$nehight. $input_ext and $antialias can be set; the default for $input_ext is $img_ext. Output file name is $name$resize_ext.</text:p>
      <text:p text:style-name="P5"/>
      <text:p text:style-name="P5">Requires convert.</text:p>
      <text:p text:style-name="P5"/>
      <text:p text:style-name="P5"/>
      <text:p text:style-name="P8"><text:span text:style-name="T2">&amp;zoom_frame($name,$centre_x,$centre_y,$width,$height,$rscale)</text:span><text:span text:style-name="T1"> : zooms into file $name$input_ext at centre $centre_x, $centre_y, magnification $rscale.</text:span></text:p>
      <text:p text:style-name="P5">$rscale can be&gt;1 or &lt;1. $width and $height are size of input and output images. Output image is $name$resize_ext. $antialias can be set true/false.</text:p>
      <text:p text:style-name="P5"/>
      <text:p text:style-name="P5">Requires convert.</text:p>
      <text:p text:style-name="P5"/>
      <text:p text:style-name="P5"/>
      <text:p text:style-name="P5"><text:soft-page-break/><text:span text:style-name="T3">&amp;trim_centre ($name,$nwidth,$nheight)</text:span> : trims the centre of frame $name$input_ext to produce $name$resize_ext. The default for $input_ext is $img_ext. If the new width or height is larger than the input file width and height, frame will be composited over a background frame. This is used mainly for spin size correction.</text:p>
      <text:p text:style-name="P5"/>
      <text:p text:style-name="P5">Requires convert and composite.</text:p>
      <text:p text:style-name="P5"/>
      <text:p text:style-name="P5"/>
      <text:p text:style-name="P5"><text:span text:style-name="T3">&amp;rc_get($key)</text:span> : returns value of &lt;key&gt;&lt;/key&gt; from ~/.lives</text:p>
      <text:p text:style-name="P6"/>
      <text:p text:style-name="P6"/>
      <text:p text:style-name="P5"><text:span text:style-name="T3">&amp;get_image_size($file)</text:span> : sets $hsize,$vsize and $bpp (width,height and bits-per-pixel) of image.</text:p>
      <text:p text:style-name="P5"/>
      <text:p text:style-name="P5">$imresact may optionally be set to “bound” before calling this.</text:p>
      <text:p text:style-name="P5">In this case, $dwidth,$dheight will be used as a bound for $hsize and $vsize, but the original aspect ratio will be maintained.</text:p>
      <text:p text:style-name="P5"/>
      <text:p text:style-name="P5">Requires “<text:span text:style-name="T3">identify</text:span>” from ImageMagick.</text:p>
      <text:p text:style-name="P5"/>
      <text:p text:style-name="P5"/>
      <text:p text:style-name="P5"><text:span text:style-name="T4">&amp;sig_error</text:span>($msg1, $msg2, $msg3, $msg4) :</text:p>
      <text:p text:style-name="P5"><text:s/>returns an error to the front end, and exits with a code of 1. $msg strings are optional, and should not contain newline characters.</text:p>
      <text:p text:style-name="P5"/>
      <text:p text:style-name="P5"/>
      <text:p text:style-name="P5"><text:span text:style-name="T4">&amp;location</text:span>($exe) : returns location of an executable, or “”</text:p>
      <text:p text:style-name="P5"/>
      <text:p text:style-name="P5"/>
      <text:p text:style-name="P5"><text:span text:style-name="T4">&amp;RGB24_to_string</text:span>($red,$green,$blue) : returns e.g. '#FFFFFF'</text:p>
      <text:p text:style-name="P5"/>
      <text:p text:style-name="P5"/>
      <text:p text:style-name="P5"><text:span text:style-name="T4">&amp;count_frames</text:span>(): returns number of frames total in the current clip</text:p>
      <text:p text:style-name="P5"/>
      <text:p text:style-name="P5"/>
      <text:h text:style-name="P16" text:outline-level="2">Trigger code</text:h>
      <text:p text:style-name="P3"/>
      <text:p text:style-name="P5">LiVES-Perl is essentially Perl, but with some extra variables and subroutines.</text:p>
      <text:p text:style-name="P5"><text:soft-page-break/>The extra variables are:</text:p>
      <text:p text:style-name="P5"/>
      <text:p text:style-name="P5">$p0 : the value of the first parameter for num, bool, or string type parameters</text:p>
      <text:p text:style-name="P5">$p0_red : the red value of the first parameter for colRGB24 type parameters</text:p>
      <text:p text:style-name="P5">$p0_green: green value</text:p>
      <text:p text:style-name="P5">$p0_blue: blue value</text:p>
      <text:p text:style-name="P5"/>
      <text:p text:style-name="P5"/>
      <text:p text:style-name="P5">$p0_max : maximum <text:s/>value of first parameter (num <text:s/>types only)</text:p>
      <text:p text:style-name="P5">$p0_min : maximum value of first parameter (num types only)</text:p>
      <text:p text:style-name="P5"/>
      <text:p text:style-name="P5"/>
      <text:p text:style-name="P5">etc.</text:p>
      <text:p text:style-name="P5"/>
      <text:p text:style-name="P5">$start : the first frame to be processed (&gt;=1)</text:p>
      <text:p text:style-name="P5">$end : the last frame to be processed</text:p>
      <text:p text:style-name="P5">$last : the last frame in the clip (always &gt;= $end)</text:p>
      <text:p text:style-name="P5">$width : the width of frames in input channel 1</text:p>
      <text:p text:style-name="P5">$height : the height of frames in input channel 1</text:p>
      <text:p text:style-name="P5"/>
      <text:p text:style-name="P5">for transitions:</text:p>
      <text:p text:style-name="P5"/>
      <text:p text:style-name="P5">$width2 : the width of frames in input channel 2</text:p>
      <text:p text:style-name="P5">$height2 : the width of frames in input channel 2</text:p>
      <text:p text:style-name="P5"/>
      <text:p text:style-name="P5">for mixers:</text:p>
      <text:p text:style-name="P5"/>
      <text:p text:style-name="P5">$widthn : the width of frames in input channel n (or 0 for unused)</text:p>
      <text:p text:style-name="P5">$heightn : the width of frames in input channel n (or 0 for unused)</text:p>
      <text:p text:style-name="P5"/>
      <text:p text:style-name="P5">Note:</text:p>
      <text:p text:style-name="P5">In the “init” trigger, you can use the same subroutines as you can in the Pre/Loop/Post code. TODO: setting the value here should set the default.</text:p>
      <text:p text:style-name="P5"/>
      <text:p text:style-name="P6">The other (parameter) <text:s/>triggers <text:s/>are <text:s/>intended <text:s/>as 'lightweight' <text:s/>triggers, and <text:s/>you may <text:s/>use the <text:s/>variables <text:s/>but <text:s/>not <text:s/>any of <text:s/>the <text:s/>subroutines <text:s/>in those.</text:p>
      <text:p text:style-name="P6"/>
      <text:p text:style-name="P6"><text:soft-page-break/></text:p>
      <text:p text:style-name="P6"/>
      <text:p text:style-name="P6"/>
      <text:p text:style-name="P6"/>
      <text:p text:style-name="P6"/>
      <text:h text:style-name="P16" text:outline-level="2">Returning <text:s/>errors</text:h>
      <text:p text:style-name="P4"/>
      <text:p text:style-name="P11">In pre/loop/post code, use &amp;sig_error [as described above].</text:p>
      <text:p text:style-name="P4"/>
      <text:p text:style-name="P7">In the triggers, errors are simply returned on stdout <text:s/>with an exit code of 1, e.g.:</text:p>
      <text:p text:style-name="P7"/>
      <text:p text:style-name="P7">print “error message\nmore error”; exit 1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Luxi Sans" svg:font-family="'Luxi Sans'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681in" style:writing-mode="page"/>
      <style:text-properties fo:color="#000000" style:font-name="Thorndale" fo:font-size="12pt" fo:language="en" fo:country="US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creation-date>2004-07-23T14:03:05</meta:creation-date>
    <dc:creator>gabriel </dc:creator>
    <dc:date>2013-02-28T10:49:12</dc:date>
    <dc:language>en-US</dc:language>
    <meta:editing-cycles>20</meta:editing-cycles>
    <meta:editing-duration>PT6H56M7S</meta:editing-duration>
    <meta:document-statistic meta:table-count="0" meta:image-count="0" meta:object-count="0" meta:page-count="7" meta:paragraph-count="114" meta:word-count="1104" meta:character-count="7006" meta:non-whitespace-character-count="5992"/>
    <meta:user-defined meta:name="Info 1"/>
    <meta:user-defined meta:name="Info 2"/>
    <meta:user-defined meta:name="Info 3"/>
    <meta:user-defined meta:name="Info 4"/>
  </office:meta>
</office:document-meta>
</file>